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cification Document:</text:p>
      <text:p text:style-name="Standard"/>
      <text:p text:style-name="Standard"><text:span text:style-name="T2">A message will be constructed as follows:</text:span></text:p>
      <text:p text:style-name="Standard">Message(string sender, queue&lt;string&gt; receivers, queue&lt;string&gt; contents)</text:p>
      <text:p text:style-name="Standard">Parameter 'sender' is the class that is sending the message. This is so if the message fails, the Messaging Manager can send something back, telling it that it failed.</text:p>
      <text:p text:style-name="Standard">Parameter 'receiver' is a queue of strings, each specifying a class to receive the message. If any of these fail, a message will be sent back to sender saying so.</text:p>
      <text:p text:style-name="Standard">Parameter 'contents' will be the information in the message, which may include commands to execute or a number of other things.</text:p>
      <text:p text:style-name="Standard"/>
      <text:p text:style-name="P1">How messages are sent:</text:p>
      <text:p text:style-name="Standard">Messages will be sent from a 'sender,' the class that is trying to communicate with another. It will send a message to a 'Message Manager' - a class that knows about all the classes that can send and receive messages – which will then proceed to determine which other class(s) will receive the message. </text:p>
      <text:p text:style-name="Standard"/>
      <text:p text:style-name="P1">How messages will be received and acted upon:</text:p>
      <text:p text:style-name="Standard">The Message Manager will receive a message from a class. This message should contain an array of classes to receive the message. The Message Manager will send the message to all these classes and if it cannot find one then it will send a message to the sending class saying that it failed. If the sending fails, it will still continue to try and execute for any remaining receivers.</text:p>
      <text:p text:style-name="Standard"/>
      <text:p text:style-name="P1">How messages will be addressed:</text:p>
      <text:p text:style-name="Standard">Messages will be addressed using string identifiers that the Message Manager will use to determine the receiving classes using a string comparison.</text:p>
      <text:p text:style-name="Standard"/>
      <text:p text:style-name="Standard">Eg:</text:p>
      <text:p text:style-name="Standard">if(“receiver” == “classname”)</text:p>
      <text:p text:style-name="Standard"><text:s text:c="3"/>send message to to Classname</text:p>
      <text:p text:style-name="Standard"/>
      <text:p text:style-name="P1">What content will be included in the message:</text:p>
      <text:p text:style-name="Standard">The content included in the message will be an array of commands for the receiving classes to execute. If any fail, the Message Manager will tell the sender that they failed. It will still continue to try and execute any remaining commands.</text:p>
      <text:p text:style-name="Standard"/>
      <text:p text:style-name="Standard"><text:span text:style-name="T2">Will a message contain information about the sender:<text:line-break/></text:span><text:span text:style-name="T1">Yes the message will contain information about the sender and this will be used for the Message Manager to contact the sender and inform that that a message fai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11:10:11.45</meta:creation-date>
    <meta:document-statistic meta:table-count="0" meta:image-count="0" meta:object-count="0" meta:page-count="1" meta:paragraph-count="18" meta:word-count="353" meta:character-count="2086"/>
    <dc:date>2013-10-26T15:46:56.35</dc:date>
    <meta:editing-duration>P2DT1H42M32S</meta:editing-duration>
    <meta:editing-cycles>1</meta:editing-cycles>
    <meta:generator>OpenOffice.org/3.4.1$Win32 OpenOffice.org_project/341m1$Build-9593</meta:generator>
  </office:meta>
</office:document-meta>
</file>